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152cm" draw:marker-end="Arrow" draw:marker-end-width="0.381cm" draw:fill="none" draw:fill-color="#ffffff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circle draw:style-name="gr1" draw:text-style-name="P1" draw:layer="layout" svg:width="9.9cm" svg:height="9.9cm" svg:x="1.99cm" svg:y="1.633cm">
          <text:p/>
        </draw:circle>
        <draw:line draw:style-name="gr1" draw:text-style-name="P1" draw:layer="layout" svg:x1="6.94cm" svg:y1="12.193cm" svg:x2="6.94cm" svg:y2="0.973cm">
          <text:p/>
        </draw:line>
        <draw:line draw:style-name="gr1" draw:text-style-name="P1" draw:layer="layout" svg:x1="1.33cm" svg:y1="6.253cm" svg:x2="12.55cm" svg:y2="6.253cm">
          <text:p/>
        </draw:line>
        <draw:frame draw:style-name="gr2" draw:text-style-name="P2" draw:layer="layout" svg:width="0.925cm" svg:height="0.963cm" svg:x="11.89cm" svg:y="5.317cm">
          <draw:text-box>
            <text:p text:style-name="P2">E</text:p>
          </draw:text-box>
        </draw:frame>
        <draw:frame draw:style-name="gr2" draw:text-style-name="P2" draw:layer="layout" svg:width="0.959cm" svg:height="0.963cm" svg:x="6.115cm" svg:y="0.862cm">
          <draw:text-box>
            <text:p text:style-name="P2">N</text:p>
          </draw:text-box>
        </draw:frame>
        <draw:frame draw:style-name="gr2" draw:text-style-name="P3" draw:layer="layout" svg:width="1.328cm" svg:height="0.801cm" svg:x="5.777cm" svg:y="11.504cm">
          <draw:text-box>
            <text:p text:style-name="P3">180</text:p>
          </draw:text-box>
        </draw:frame>
        <draw:frame draw:style-name="gr2" draw:text-style-name="P4" draw:layer="layout" svg:width="1.103cm" svg:height="0.963cm" svg:x="1cm" svg:y="6.28cm">
          <draw:text-box>
            <text:p text:style-name="P4">W</text:p>
          </draw:text-box>
        </draw:frame>
        <draw:frame draw:style-name="gr2" draw:text-style-name="P5" draw:layer="layout" svg:width="0.777cm" svg:height="0.801cm" svg:x="6.94cm" svg:y="0.94cm">
          <draw:text-box>
            <text:p text:style-name="P5">0</text:p>
          </draw:text-box>
        </draw:frame>
        <draw:frame draw:style-name="gr2" draw:text-style-name="P5" draw:layer="layout" svg:width="1.052cm" svg:height="0.801cm" svg:x="11.828cm" svg:y="6.28cm">
          <draw:text-box>
            <text:p text:style-name="P5">90</text:p>
          </draw:text-box>
        </draw:frame>
        <draw:frame draw:style-name="gr2" draw:text-style-name="P2" draw:layer="layout" svg:width="0.925cm" svg:height="0.963cm" svg:x="6.94cm" svg:y="11.422cm">
          <draw:text-box>
            <text:p text:style-name="P2">S</text:p>
          </draw:text-box>
        </draw:frame>
        <draw:frame draw:style-name="gr2" draw:text-style-name="P3" draw:layer="layout" svg:width="1.328cm" svg:height="0.801cm" svg:x="0.835cm" svg:y="5.479cm">
          <draw:text-box>
            <text:p text:style-name="P3">270</text:p>
          </draw:text-box>
        </draw:frame>
        <draw:g>
          <draw:custom-shape draw:style-name="gr3" draw:text-style-name="P1" draw:layer="layout" svg:width="1.155cm" svg:height="1.155cm" draw:transform="rotate (-0.523598775599386) translate (9.069cm 1.49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3" draw:text-style-name="P1" draw:layer="layout" svg:width="0.165cm" svg:height="6.435cm" draw:transform="rotate (-0.523598775599386) translate (9.167cm 2.314cm)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66cm" svg:height="0.66cm" svg:x="6.61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94cm" svg:y1="6.28cm" svg:x2="9.512cm" svg:y2="7.765cm">
          <text:p/>
        </draw:line>
        <draw:line draw:style-name="gr5" draw:text-style-name="P1" draw:layer="layout" svg:x1="6.94cm" svg:y1="6.28cm" svg:x2="5.455cm" svg:y2="8.852cm">
          <text:p/>
        </draw:line>
        <draw:frame draw:style-name="gr6" draw:text-style-name="P3" draw:layer="layout" svg:width="1.539cm" svg:height="0.958cm" svg:x="4.081cm" svg:y="8.095cm">
          <draw:text-box>
            <text:p text:style-name="P3">+Ux</text:p>
          </draw:text-box>
        </draw:frame>
        <draw:frame draw:style-name="gr6" draw:text-style-name="P3" draw:layer="layout" svg:width="1.539cm" svg:height="0.958cm" svg:x="9.415cm" svg:y="7.302cm">
          <draw:text-box>
            <text:p text:style-name="P3">+U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R </meta:initial-creator>
    <meta:creation-date>2011-09-19T16:00:21.41</meta:creation-date>
    <dc:date>2011-09-19T17:39:15.14</dc:date>
    <dc:creator>LAR </dc:creator>
    <meta:editing-duration>PT4M44S</meta:editing-duration>
    <meta:editing-cycles>1</meta:editing-cycles>
    <meta:document-statistic meta:object-count="19"/>
    <meta:generator>OpenOffice.org/3.3$Win32 OpenOffice.org_project/330m20$Build-9567</meta:generator>
  </office:meta>
</office:document-meta>
</file>